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3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708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2.602cm"/>
    </style:style>
    <style:style style:name="co30" style:family="table-column">
      <style:table-column-properties fo:break-before="auto" style:column-width="2.238cm"/>
    </style:style>
    <style:style style:name="co31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7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Misc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Misc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Misc.G2">
          <table:error-message table:message-type="stop" table:display="true"/>
        </table:content-validation>
        <table:content-validation table:name="val4" table:condition="of:cell-content-is-in-list(&quot;-&quot;;&quot;yes&quot;;&quot;no&quot;)" table:allow-empty-cell="true" table:display-list="unsorted" table:base-cell-address="Sockets.C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)" table:allow-empty-cell="true" table:display-list="unsorted" table:base-cell-address="Sockets.E2">
          <table:error-message table:message-type="stop" table:display="true"/>
        </table:content-validation>
        <table:content-validation table:name="val6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Socket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ca1" calcext:value-type="string">
            <text:p>DCA1 - Dca1</text:p>
          </table:table-cell>
          <table:table-cell table:style-name="ce14" table:formula="of:=CONCATENATE(&quot;DCA2 - &quot;;[$Groups.B3])" office:value-type="string" office:string-value="DCA2 - Dca2" calcext:value-type="string">
            <text:p>DCA2 - Dca2</text:p>
          </table:table-cell>
          <table:table-cell table:style-name="ce14" table:formula="of:=CONCATENATE(&quot;DCA3 - &quot;;[$Groups.B4])" office:value-type="string" office:string-value="DCA3 - Dca3" calcext:value-type="string">
            <text:p>DCA3 - Dca3</text:p>
          </table:table-cell>
          <table:table-cell table:style-name="ce14" table:formula="of:=CONCATENATE(&quot;DCA4 - &quot;;[$Groups.B5])" office:value-type="string" office:string-value="DCA4 - Dca4" calcext:value-type="string">
            <text:p>DCA4 - Dca4</text:p>
          </table:table-cell>
          <table:table-cell table:style-name="ce14" table:formula="of:=CONCATENATE(&quot;DCA5 - &quot;;[$Groups.B6])" office:value-type="string" office:string-value="DCA5 - Dca5" calcext:value-type="string">
            <text:p>DCA5 - Dca5</text:p>
          </table:table-cell>
          <table:table-cell table:style-name="ce14" table:formula="of:=CONCATENATE(&quot;DCA6 - &quot;;[$Groups.B7])" office:value-type="string" office:string-value="DCA6 - Dca6" calcext:value-type="string">
            <text:p>DCA6 - Dca6</text:p>
          </table:table-cell>
          <table:table-cell table:style-name="ce14" table:formula="of:=CONCATENATE(&quot;DCA7 - &quot;;[$Groups.B8])" office:value-type="string" office:string-value="DCA7 - Dca7" calcext:value-type="string">
            <text:p>DCA7 - Dca7</text:p>
          </table:table-cell>
          <table:table-cell table:style-name="ce14" table:formula="of:=CONCATENATE(&quot;DCA8 - &quot;;[$Groups.B9])" office:value-type="string" office:string-value="DCA8 - Dca8" calcext:value-type="string">
            <text:p>DCA8 - Dca8</text:p>
          </table:table-cell>
          <table:table-cell table:style-name="ce14" table:formula="of:=CONCATENATE(&quot;DCA9 - &quot;;[$Groups.B10])" office:value-type="string" office:string-value="DCA9 - Dca9" calcext:value-type="string">
            <text:p>DCA9 - Dca9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ST00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3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 office:value-type="string" office:string-value="x" calcext:value-type="string">
            <text:p>x</text:p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ST00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2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 office:value-type="string" office:string-value="x" calcext:value-type="string">
            <text:p>x</text:p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ST00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1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 office:value-type="string" office:string-value="x" calcext:value-type="string">
            <text:p>x</text:p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ST004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 office:value-type="string" office:string-value="x" calcext:value-type="string">
            <text:p>x</text:p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ST0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 office:value-type="string" office:string-value="x" calcext:value-type="string">
            <text:p>x</text:p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ST006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 office:value-type="string" office:string-value="x" calcext:value-type="string">
            <text:p>x</text:p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ST00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 office:value-type="string" office:string-value="x" calcext:value-type="string">
            <text:p>x</text:p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ST008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6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 office:value-type="string" office:string-value="x" calcext:value-type="string">
            <text:p>x</text:p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ST009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 office:value-type="string" office:string-value="x" calcext:value-type="string">
            <text:p>x</text:p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ST010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 office:value-type="string" office:string-value="x" calcext:value-type="string">
            <text:p>x</text:p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ST01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 office:value-type="string" office:string-value="x" calcext:value-type="string">
            <text:p>x</text:p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TST01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 office:value-type="string" office:string-value="x" calcext:value-type="string">
            <text:p>x</text:p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ST01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 office:value-type="string" office:string-value="x" calcext:value-type="string">
            <text:p>x</text:p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ST0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5]=&quot;x&quot;;&quot;x&quot;;&quot;&quot;)">
            <text:p/>
          </table:table-cell>
          <table:table-cell table:formula="of:=IF([.M15]=&quot;x&quot;;&quot;x&quot;;&quot;&quot;)" office:value-type="string" office:string-value="x" calcext:value-type="string">
            <text:p>x</text:p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ST015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6]=&quot;x&quot;;&quot;x&quot;;&quot;&quot;)">
            <text:p/>
          </table:table-cell>
          <table:table-cell table:formula="of:=IF([.M16]=&quot;x&quot;;&quot;x&quot;;&quot;&quot;)" office:value-type="string" office:string-value="x" calcext:value-type="string">
            <text:p>x</text:p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ST01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7]=&quot;x&quot;;&quot;x&quot;;&quot;&quot;)">
            <text:p/>
          </table:table-cell>
          <table:table-cell table:formula="of:=IF([.M17]=&quot;x&quot;;&quot;x&quot;;&quot;&quot;)" office:value-type="string" office:string-value="x" calcext:value-type="string">
            <text:p>x</text:p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TST017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8]=&quot;x&quot;;&quot;x&quot;;&quot;&quot;)">
            <text:p/>
          </table:table-cell>
          <table:table-cell table:formula="of:=IF([.M18]=&quot;x&quot;;&quot;x&quot;;&quot;&quot;)" office:value-type="string" office:string-value="x" calcext:value-type="string">
            <text:p>x</text:p>
          </table:table-cell>
          <table:table-cell table:formula="of:=IF([.N18]=&quot;x&quot;;&quot;x&quot;;&quot;&quot;)">
            <text:p/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TST01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19]=&quot;x&quot;;&quot;x&quot;;&quot;&quot;)">
            <text:p/>
          </table:table-cell>
          <table:table-cell table:formula="of:=IF([.M19]=&quot;x&quot;;&quot;x&quot;;&quot;&quot;)" office:value-type="string" office:string-value="x" calcext:value-type="string">
            <text:p>x</text:p>
          </table:table-cell>
          <table:table-cell table:formula="of:=IF([.N19]=&quot;x&quot;;&quot;x&quot;;&quot;&quot;)">
            <text:p/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TST019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0]=&quot;x&quot;;&quot;x&quot;;&quot;&quot;)">
            <text:p/>
          </table:table-cell>
          <table:table-cell table:formula="of:=IF([.M20]=&quot;x&quot;;&quot;x&quot;;&quot;&quot;)" office:value-type="string" office:string-value="x" calcext:value-type="string">
            <text:p>x</text:p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>
            <text:p/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TST020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7"/>
          <table:table-cell table:formula="of:=IF([.L21]=&quot;x&quot;;&quot;x&quot;;&quot;&quot;)">
            <text:p/>
          </table:table-cell>
          <table:table-cell table:formula="of:=IF([.M21]=&quot;x&quot;;&quot;x&quot;;&quot;&quot;)" office:value-type="string" office:string-value="x" calcext:value-type="string">
            <text:p>x</text:p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>
            <text:p/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TST021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2]=&quot;x&quot;;&quot;x&quot;;&quot;&quot;)">
            <text:p/>
          </table:table-cell>
          <table:table-cell table:formula="of:=IF([.M22]=&quot;x&quot;;&quot;x&quot;;&quot;&quot;)" office:value-type="string" office:string-value="x" calcext:value-type="string">
            <text:p>x</text:p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>
            <text:p/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TST0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3]=&quot;x&quot;;&quot;x&quot;;&quot;&quot;)">
            <text:p/>
          </table:table-cell>
          <table:table-cell table:formula="of:=IF([.M23]=&quot;x&quot;;&quot;x&quot;;&quot;&quot;)" office:value-type="string" office:string-value="x" calcext:value-type="string">
            <text:p>x</text:p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>
            <text:p/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ST023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4]=&quot;x&quot;;&quot;x&quot;;&quot;&quot;)">
            <text:p/>
          </table:table-cell>
          <table:table-cell table:formula="of:=IF([.M24]=&quot;x&quot;;&quot;x&quot;;&quot;&quot;)" office:value-type="string" office:string-value="x" calcext:value-type="string">
            <text:p>x</text:p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>
            <text:p/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TST02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7"/>
          <table:table-cell table:formula="of:=IF([.L25]=&quot;x&quot;;&quot;x&quot;;&quot;&quot;)">
            <text:p/>
          </table:table-cell>
          <table:table-cell table:formula="of:=IF([.M25]=&quot;x&quot;;&quot;x&quot;;&quot;&quot;)" office:value-type="string" office:string-value="x" calcext:value-type="string">
            <text:p>x</text:p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>
            <text:p/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TST02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 office:value-type="string" office:string-value="x" calcext:value-type="string">
            <text:p>x</text:p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>
            <text:p/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TST02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 office:value-type="string" office:string-value="x" calcext:value-type="string">
            <text:p>x</text:p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>
            <text:p/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ST02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 office:value-type="string" office:string-value="x" calcext:value-type="string">
            <text:p>x</text:p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>
            <text:p/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TST028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 office:value-type="string" office:string-value="x" calcext:value-type="string">
            <text:p>x</text:p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>
            <text:p/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TST02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80" calcext:value-type="float">
            <text:p>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 office:value-type="string" office:string-value="x" calcext:value-type="string">
            <text:p>x</text:p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>
            <text:p/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TST030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00" calcext:value-type="float">
            <text:p>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 office:value-type="string" office:string-value="x" calcext:value-type="string">
            <text:p>x</text:p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>
            <text:p/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TST031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20" calcext:value-type="float">
            <text:p>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 office:value-type="string" office:string-value="x" calcext:value-type="string">
            <text:p>x</text:p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>
            <text:p/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TST032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40" calcext:value-type="float">
            <text:p>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6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 office:value-type="string" office:string-value="x" calcext:value-type="string">
            <text:p>x</text:p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>
            <text:p/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ST03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60" calcext:value-type="float">
            <text:p>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 office:value-type="string" office:string-value="x" calcext:value-type="string">
            <text:p>x</text:p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>
            <text:p/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TST034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680" calcext:value-type="float">
            <text:p>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 office:value-type="string" office:string-value="x" calcext:value-type="string">
            <text:p>x</text:p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>
            <text:p/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TST03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00" calcext:value-type="float">
            <text:p>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 office:value-type="string" office:string-value="x" calcext:value-type="string">
            <text:p>x</text:p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>
            <text:p/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ST036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20" calcext:value-type="float">
            <text:p>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6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 office:value-type="string" office:string-value="x" calcext:value-type="string">
            <text:p>x</text:p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>
            <text:p/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TST03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40" calcext:value-type="float">
            <text:p>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 office:value-type="string" office:string-value="x" calcext:value-type="string">
            <text:p>x</text:p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TST03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760" calcext:value-type="float">
            <text:p>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 office:value-type="string" office:string-value="x" calcext:value-type="string">
            <text:p>x</text:p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TST039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780" calcext:value-type="float">
            <text:p>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 office:value-type="string" office:string-value="x" calcext:value-type="string">
            <text:p>x</text:p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TST04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0" calcext:value-type="float">
            <text:p>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 office:value-type="string" office:string-value="x" calcext:value-type="string">
            <text:p>x</text:p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TST041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20" calcext:value-type="float">
            <text:p>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 office:value-type="string" office:string-value="x" calcext:value-type="string">
            <text:p>x</text:p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>
            <text:p/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ST04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40" calcext:value-type="float">
            <text:p>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 office:value-type="string" office:string-value="x" calcext:value-type="string">
            <text:p>x</text:p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>
            <text:p/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ST04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860" calcext:value-type="float">
            <text:p>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 office:value-type="string" office:string-value="x" calcext:value-type="string">
            <text:p>x</text:p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>
            <text:p/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TST04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80" calcext:value-type="float">
            <text:p>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5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 office:value-type="string" office:string-value="x" calcext:value-type="string">
            <text:p>x</text:p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>
            <text:p/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TST045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00" calcext:value-type="float">
            <text:p>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 office:value-type="string" office:string-value="x" calcext:value-type="string">
            <text:p>x</text:p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>
            <text:p/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TST04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20" calcext:value-type="float">
            <text:p>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 office:value-type="string" office:string-value="x" calcext:value-type="string">
            <text:p>x</text:p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>
            <text:p/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TST047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40" calcext:value-type="float">
            <text:p>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 office:value-type="string" office:string-value="x" calcext:value-type="string">
            <text:p>x</text:p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>
            <text:p/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TST04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960" calcext:value-type="float">
            <text:p>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5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 office:value-type="string" office:string-value="x" calcext:value-type="string">
            <text:p>x</text:p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>
            <text:p/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TST04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980" calcext:value-type="float">
            <text:p>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 office:value-type="string" office:string-value="x" calcext:value-type="string">
            <text:p>x</text:p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TST05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00" calcext:value-type="float">
            <text:p>1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 office:value-type="string" office:string-value="x" calcext:value-type="string">
            <text:p>x</text:p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ST05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20" calcext:value-type="float">
            <text:p>10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 office:value-type="string" office:string-value="x" calcext:value-type="string">
            <text:p>x</text:p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ST052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40" calcext:value-type="float">
            <text:p>10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 office:value-type="string" office:string-value="x" calcext:value-type="string">
            <text:p>x</text:p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TST053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60" calcext:value-type="float">
            <text:p>10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 office:value-type="string" office:string-value="x" calcext:value-type="string">
            <text:p>x</text:p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TST054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080" calcext:value-type="float">
            <text:p>10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 office:value-type="string" office:string-value="x" calcext:value-type="string">
            <text:p>x</text:p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TST05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00" calcext:value-type="float">
            <text:p>1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 office:value-type="string" office:string-value="x" calcext:value-type="string">
            <text:p>x</text:p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TST056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20" calcext:value-type="float">
            <text:p>1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4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 office:value-type="string" office:string-value="x" calcext:value-type="string">
            <text:p>x</text:p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ST05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40" calcext:value-type="float">
            <text:p>1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 office:value-type="string" office:string-value="x" calcext:value-type="string">
            <text:p>x</text:p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TST058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160" calcext:value-type="float">
            <text:p>1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 office:value-type="string" office:string-value="x" calcext:value-type="string">
            <text:p>x</text:p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TST05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180" calcext:value-type="float">
            <text:p>1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 office:value-type="string" office:string-value="x" calcext:value-type="string">
            <text:p>x</text:p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TST060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0" calcext:value-type="float">
            <text:p>1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4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 office:value-type="string" office:string-value="x" calcext:value-type="string">
            <text:p>x</text:p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TST06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20" calcext:value-type="float">
            <text:p>1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 office:value-type="string" office:string-value="x" calcext:value-type="string">
            <text:p>x</text:p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ST06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40" calcext:value-type="float">
            <text:p>1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 office:value-type="string" office:string-value="x" calcext:value-type="string">
            <text:p>x</text:p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TST06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260" calcext:value-type="float">
            <text:p>1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 office:value-type="string" office:string-value="x" calcext:value-type="string">
            <text:p>x</text:p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TST06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80" calcext:value-type="float">
            <text:p>1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 office:value-type="string" office:string-value="x" calcext:value-type="string">
            <text:p>x</text:p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TST065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00" calcext:value-type="float">
            <text:p>1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 office:value-type="string" office:string-value="x" calcext:value-type="string">
            <text:p>x</text:p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TST06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20" calcext:value-type="float">
            <text:p>1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 office:value-type="string" office:string-value="x" calcext:value-type="string">
            <text:p>x</text:p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ST067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40" calcext:value-type="float">
            <text:p>1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 office:value-type="string" office:string-value="x" calcext:value-type="string">
            <text:p>x</text:p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TST06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360" calcext:value-type="float">
            <text:p>1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3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 office:value-type="string" office:string-value="x" calcext:value-type="string">
            <text:p>x</text:p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ST069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380" calcext:value-type="float">
            <text:p>1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 office:value-type="string" office:string-value="x" calcext:value-type="string">
            <text:p>x</text:p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TST07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00" calcext:value-type="float">
            <text:p>1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 office:value-type="string" office:string-value="x" calcext:value-type="string">
            <text:p>x</text:p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TST07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20" calcext:value-type="float">
            <text:p>1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 office:value-type="string" office:string-value="x" calcext:value-type="string">
            <text:p>x</text:p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TST07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40" calcext:value-type="float">
            <text:p>1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3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 office:value-type="string" office:string-value="x" calcext:value-type="string">
            <text:p>x</text:p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ST07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60" calcext:value-type="float">
            <text:p>1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 office:value-type="string" office:string-value="x" calcext:value-type="string">
            <text:p>x</text:p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TST07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480" calcext:value-type="float">
            <text:p>1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 office:value-type="string" office:string-value="x" calcext:value-type="string">
            <text:p>x</text:p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TST075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00" calcext:value-type="float">
            <text:p>1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 office:value-type="string" office:string-value="x" calcext:value-type="string">
            <text:p>x</text:p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TST076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20" calcext:value-type="float">
            <text:p>1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 office:value-type="string" office:string-value="x" calcext:value-type="string">
            <text:p>x</text:p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TST07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40" calcext:value-type="float">
            <text:p>1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 office:value-type="string" office:string-value="x" calcext:value-type="string">
            <text:p>x</text:p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ST078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560" calcext:value-type="float">
            <text:p>1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 office:value-type="string" office:string-value="x" calcext:value-type="string">
            <text:p>x</text:p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ST07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580" calcext:value-type="float">
            <text:p>15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 office:value-type="string" office:string-value="x" calcext:value-type="string">
            <text:p>x</text:p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ST080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0" calcext:value-type="float">
            <text:p>16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number-columns-repeated="2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 office:value-type="string" office:string-value="x" calcext:value-type="string">
            <text:p>x</text:p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TST08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20" calcext:value-type="float">
            <text:p>16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 office:value-type="string" office:string-value="x" calcext:value-type="string">
            <text:p>x</text:p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TST08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40" calcext:value-type="float">
            <text:p>16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 office:value-type="string" office:string-value="x" calcext:value-type="string">
            <text:p>x</text:p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TST08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660" calcext:value-type="float">
            <text:p>16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 office:value-type="string" office:string-value="x" calcext:value-type="string">
            <text:p>x</text:p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ST08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80" calcext:value-type="float">
            <text:p>16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2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 office:value-type="string" office:string-value="x" calcext:value-type="string">
            <text:p>x</text:p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ST08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00" calcext:value-type="float">
            <text:p>17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 office:value-type="string" office:string-value="x" calcext:value-type="string">
            <text:p>x</text:p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ST08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20" calcext:value-type="float">
            <text:p>17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 office:value-type="string" office:string-value="x" calcext:value-type="string">
            <text:p>x</text:p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ST087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40" calcext:value-type="float">
            <text:p>17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 office:value-type="string" office:string-value="x" calcext:value-type="string">
            <text:p>x</text:p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TST08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760" calcext:value-type="float">
            <text:p>17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 office:value-type="string" office:string-value="x" calcext:value-type="string">
            <text:p>x</text:p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TST089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780" calcext:value-type="float">
            <text:p>17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 office:value-type="string" office:string-value="x" calcext:value-type="string">
            <text:p>x</text:p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TST09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00" calcext:value-type="float">
            <text:p>18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 office:value-type="string" office:string-value="x" calcext:value-type="string">
            <text:p>x</text:p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TST09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20" calcext:value-type="float">
            <text:p>18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 office:value-type="string" office:string-value="x" calcext:value-type="string">
            <text:p>x</text:p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TST09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40" calcext:value-type="float">
            <text:p>18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 office:value-type="string" office:string-value="x" calcext:value-type="string">
            <text:p>x</text:p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TST09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60" calcext:value-type="float">
            <text:p>18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 office:value-type="string" office:string-value="x" calcext:value-type="string">
            <text:p>x</text:p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TST09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880" calcext:value-type="float">
            <text:p>18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 office:value-type="string" office:string-value="x" calcext:value-type="string">
            <text:p>x</text:p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TST095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00" calcext:value-type="float">
            <text:p>19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 office:value-type="string" office:string-value="x" calcext:value-type="string">
            <text:p>x</text:p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TST096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20" calcext:value-type="float">
            <text:p>19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 office:value-type="string" office:string-value="x" calcext:value-type="string">
            <text:p>x</text:p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TST097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40" calcext:value-type="float">
            <text:p>19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 office:value-type="string" office:string-value="x" calcext:value-type="string">
            <text:p>x</text:p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TST098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960" calcext:value-type="float">
            <text:p>19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 office:value-type="string" office:string-value="x" calcext:value-type="string">
            <text:p>x</text:p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TST099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980" calcext:value-type="float">
            <text:p>19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 office:value-type="string" office:string-value="x" calcext:value-type="string">
            <text:p>x</text:p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ST100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0" calcext:value-type="float">
            <text:p>20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 office:value-type="string" office:string-value="x" calcext:value-type="string">
            <text:p>x</text:p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TST101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 office:value-type="string" office:string-value="x" calcext:value-type="string">
            <text:p>x</text:p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TST10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" calcext:value-type="float">
            <text:p>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 office:value-type="string" office:string-value="x" calcext:value-type="string">
            <text:p>x</text:p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TST10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60" calcext:value-type="float">
            <text:p>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 office:value-type="string" office:string-value="x" calcext:value-type="string">
            <text:p>x</text:p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TST10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80" calcext:value-type="float">
            <text:p>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 office:value-type="string" office:string-value="x" calcext:value-type="string">
            <text:p>x</text:p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ST105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00" calcext:value-type="float">
            <text:p>1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 office:value-type="string" office:string-value="x" calcext:value-type="string">
            <text:p>x</text:p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TST106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20" calcext:value-type="float">
            <text:p>1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 office:value-type="string" office:string-value="x" calcext:value-type="string">
            <text:p>x</text:p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TST107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40" calcext:value-type="float">
            <text:p>1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 office:value-type="string" office:string-value="x" calcext:value-type="string">
            <text:p>x</text:p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TST108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160" calcext:value-type="float">
            <text:p>1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2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 office:value-type="string" office:string-value="x" calcext:value-type="string">
            <text:p>x</text:p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TST109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180" calcext:value-type="float">
            <text:p>1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 office:value-type="string" office:string-value="x" calcext:value-type="string">
            <text:p>x</text:p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TST110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0" calcext:value-type="float">
            <text:p>2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 office:value-type="string" office:string-value="x" calcext:value-type="string">
            <text:p>x</text:p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ST11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20" calcext:value-type="float">
            <text:p>2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 office:value-type="string" office:string-value="x" calcext:value-type="string">
            <text:p>x</text:p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TST11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40" calcext:value-type="float">
            <text:p>2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 office:value-type="string" office:string-value="x" calcext:value-type="string">
            <text:p>x</text:p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TST113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260" calcext:value-type="float">
            <text:p>2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 office:value-type="string" office:string-value="x" calcext:value-type="string">
            <text:p>x</text:p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TST114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80" calcext:value-type="float">
            <text:p>2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 office:value-type="string" office:string-value="x" calcext:value-type="string">
            <text:p>x</text:p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TST115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00" calcext:value-type="float">
            <text:p>3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 office:value-type="string" office:string-value="x" calcext:value-type="string">
            <text:p>x</text:p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TST116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5" calcext:value-type="float">
            <text:p>-45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20" calcext:value-type="float">
            <text:p>3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 office:value-type="string" office:string-value="x" calcext:value-type="string">
            <text:p>x</text:p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TST117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40" calcext:value-type="float">
            <text:p>3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 office:value-type="string" office:string-value="x" calcext:value-type="string">
            <text:p>x</text:p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TST118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 office:value-type="string" office:string-value="x" calcext:value-type="string">
            <text:p>x</text:p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TST119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380" calcext:value-type="float">
            <text:p>3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 office:value-type="string" office:string-value="x" calcext:value-type="string">
            <text:p>x</text:p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TST120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00" calcext:value-type="float">
            <text:p>4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4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 office:value-type="string" office:string-value="x" calcext:value-type="string">
            <text:p>x</text:p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TST12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5" calcext:value-type="float">
            <text:p>-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20" calcext:value-type="float">
            <text:p>4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 office:value-type="string" office:string-value="x" calcext:value-type="string">
            <text:p>x</text:p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TST122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10" calcext:value-type="float">
            <text:p>-1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40" calcext:value-type="float">
            <text:p>4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 office:value-type="string" office:string-value="x" calcext:value-type="string">
            <text:p>x</text:p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TST123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15" calcext:value-type="float">
            <text:p>-1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460" calcext:value-type="float">
            <text:p>4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 office:value-type="string" office:string-value="x" calcext:value-type="string">
            <text:p>x</text:p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TST124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20" calcext:value-type="float">
            <text:p>-2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480" calcext:value-type="float">
            <text:p>48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 office:value-type="string" office:string-value="x" calcext:value-type="string">
            <text:p>x</text:p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TST125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25" calcext:value-type="float">
            <text:p>-2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00" calcext:value-type="float">
            <text:p>50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 office:value-type="string" office:string-value="x" calcext:value-type="string">
            <text:p>x</text:p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TST126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30" calcext:value-type="float">
            <text:p>-3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20" calcext:value-type="float">
            <text:p>52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 office:value-type="string" office:string-value="x" calcext:value-type="string">
            <text:p>x</text:p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ST127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35" calcext:value-type="float">
            <text:p>-35</text:p>
          </table:table-cell>
          <table:table-cell office:value-type="string" calcext:value-type="string">
            <text:p>yes</text:p>
          </table:table-cell>
          <table:table-cell table:content-validation-name="val3" office:value-type="float" office:value="540" calcext:value-type="float">
            <text:p>54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 office:value-type="string" office:string-value="x" calcext:value-type="string">
            <text:p>x</text:p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TST128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no</text:p>
          </table:table-cell>
          <table:table-cell table:style-name="ce9" table:content-validation-name="val2" office:value-type="float" office:value="-40" calcext:value-type="float">
            <text:p>-40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560" calcext:value-type="float">
            <text:p>560</text:p>
          </table:table-cell>
          <table:table-cell/>
          <table:table-cell table:style-name="ce1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3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 office:value-type="string" office:string-value="x" calcext:value-type="string">
            <text:p>x</text:p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2">
          <table:table-cell table:number-columns-repeated="4"/>
          <table:table-cell table:style-name="ce9" table:content-validation-name="val2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number-columns-repeated="7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11"/>
        <table:table-column table:style-name="co13" table:number-columns-repeated="2" table:default-cell-style-name="ce11"/>
        <table:table-column table:style-name="co14" table:default-cell-style-name="Default"/>
        <table:table-column table:style-name="co7" table:number-columns-repeated="16362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5" office:value-type="string" calcext:value-type="string">
            <text:p>-</text:p>
          </table:table-cell>
          <table:table-cell table:number-columns-repeated="9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content-validation-name="val4" office:value-type="string" calcext:value-type="string">
            <text:p>-</text:p>
          </table:table-cell>
          <table:table-cell table:style-name="ce9" table:content-validation-name="val6" office:value-type="string" calcext:value-type="string">
            <text:p>-</text:p>
          </table:table-cell>
          <table:table-cell table:number-columns-repeated="5"/>
        </table:table-row>
        <table:table-row table:style-name="ro4" table:number-rows-repeated="1048446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5" table:number-columns-repeated="2" table:default-cell-style-name="ce11"/>
        <table:table-column table:style-name="co16" table:default-cell-style-name="ce11"/>
        <table:table-column table:style-name="co16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20" table:number-columns-repeated="2" table:default-cell-style-name="ce2"/>
        <table:table-column table:style-name="co21" table:default-cell-style-name="ce11"/>
        <table:table-column table:style-name="co22" table:default-cell-style-name="ce11"/>
        <table:table-column table:style-name="co7" table:visibility="collapse" table:default-cell-style-name="ce2"/>
        <table:table-column table:style-name="co15" table:number-columns-repeated="2" table:default-cell-style-name="ce2"/>
        <table:table-column table:style-name="co18" table:default-cell-style-name="ce11"/>
        <table:table-column table:style-name="co23" table:default-cell-style-name="ce11"/>
        <table:table-column table:style-name="co16" table:visibility="collapse" table:default-cell-style-name="ce11"/>
        <table:table-column table:style-name="co20" table:default-cell-style-name="ce11"/>
        <table:table-column table:style-name="co20" table:default-cell-style-name="ce2"/>
        <table:table-column table:style-name="co24" table:default-cell-style-name="ce11"/>
        <table:table-column table:style-name="co21" table:default-cell-style-name="ce11"/>
        <table:table-column table:style-name="co7" table:visibility="collapse" table:default-cell-style-name="ce2"/>
        <table:table-column table:style-name="co25" table:default-cell-style-name="ce2"/>
        <table:table-column table:style-name="co25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4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6" table:default-cell-style-name="ce11"/>
        <table:table-column table:style-name="co27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2" office:value-type="string" calcext:value-type="string">
            <text:p>Mono Group</text:p>
          </table:table-cell>
          <table:table-cell table:style-name="ce32" office:value-type="string" calcext:value-type="string">
            <text:p>Group Name</text:p>
          </table:table-cell>
          <table:table-cell table:style-name="ce32" office:value-type="string" calcext:value-type="string">
            <text:p>Group Color</text:p>
          </table:table-cell>
          <table:table-cell table:style-name="ce27" table:number-columns-repeated="2"/>
          <table:table-cell table:style-name="ce32" office:value-type="string" calcext:value-type="string">
            <text:p>Stereo Group</text:p>
          </table:table-cell>
          <table:table-cell table:style-name="ce32" office:value-type="string" calcext:value-type="string">
            <text:p>StGroup Name</text:p>
          </table:table-cell>
          <table:table-cell table:style-name="ce32" office:value-type="string" calcext:value-type="string">
            <text:p>StGroup Color</text:p>
          </table:table-cell>
          <table:table-cell table:style-name="ce27" table:number-columns-repeated="2"/>
          <table:table-cell table:style-name="ce34" office:value-type="string" calcext:value-type="string">
            <text:p>Mono Matrix</text:p>
          </table:table-cell>
          <table:table-cell table:style-name="ce34" office:value-type="string" calcext:value-type="string">
            <text:p>Matrix Name</text:p>
          </table:table-cell>
          <table:table-cell table:style-name="ce34" office:value-type="string" calcext:value-type="string">
            <text:p>Matrix Color</text:p>
          </table:table-cell>
          <table:table-cell table:style-name="ce27" table:number-columns-repeated="2"/>
          <table:table-cell table:style-name="ce34" office:value-type="string" calcext:value-type="string">
            <text:p>Stereo Matrix</text:p>
          </table:table-cell>
          <table:table-cell table:style-name="ce34" office:value-type="string" calcext:value-type="string">
            <text:p>StMatrix Name</text:p>
          </table:table-cell>
          <table:table-cell table:style-name="ce34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7" office:value-type="string" calcext:value-type="string">
            <text:p>FX Return</text:p>
          </table:table-cell>
          <table:table-cell table:style-name="ce37" office:value-type="string" calcext:value-type="string">
            <text:p>FX Return Name</text:p>
          </table:table-cell>
          <table:table-cell table:style-name="ce37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ca1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]&lt;&gt;CONCATENATE(&quot;Grp&quot;;[.O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Dca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]&lt;&gt;CONCATENATE(&quot;Grp&quot;;[.O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Dca3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]&lt;&gt;CONCATENATE(&quot;Grp&quot;;[.O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Dca4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]&lt;&gt;CONCATENATE(&quot;Grp&quot;;[.O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Dca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]&lt;&gt;CONCATENATE(&quot;Grp&quot;;[.O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Dca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7]&lt;&gt;CONCATENATE(&quot;Grp&quot;;[.O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Dca7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8]&lt;&gt;CONCATENATE(&quot;Grp&quot;;[.O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Dca8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9]&lt;&gt;CONCATENATE(&quot;Grp&quot;;[.O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Dca9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0]&lt;&gt;CONCATENATE(&quot;Grp&quot;;[.O1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1]&lt;&gt;CONCATENATE(&quot;Grp&quot;;[.O1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12]&lt;&gt;CONCATENATE(&quot;Grp&quot;;[.O1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13]&lt;&gt;CONCATENATE(&quot;Grp&quot;;[.O1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14]&lt;&gt;CONCATENATE(&quot;Grp&quot;;[.O1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15]&lt;&gt;CONCATENATE(&quot;Grp&quot;;[.O1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16]&lt;&gt;CONCATENATE(&quot;Grp&quot;;[.O1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17]&lt;&gt;CONCATENATE(&quot;Grp&quot;;[.O1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black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18]&lt;&gt;CONCATENATE(&quot;Grp&quot;;[.O1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19]&lt;&gt;CONCATENATE(&quot;Grp&quot;;[.O1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0]&lt;&gt;CONCATENATE(&quot;Grp&quot;;[.O2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1]&lt;&gt;CONCATENATE(&quot;Grp&quot;;[.O2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22]&lt;&gt;CONCATENATE(&quot;Grp&quot;;[.O2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23]&lt;&gt;CONCATENATE(&quot;Grp&quot;;[.O23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24]&lt;&gt;CONCATENATE(&quot;Grp&quot;;[.O24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black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25]&lt;&gt;CONCATENATE(&quot;Grp&quot;;[.O25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26]&lt;&gt;CONCATENATE(&quot;Grp&quot;;[.O26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27]&lt;&gt;CONCATENATE(&quot;Grp&quot;;[.O27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28]&lt;&gt;CONCATENATE(&quot;Grp&quot;;[.O28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29]&lt;&gt;CONCATENATE(&quot;Grp&quot;;[.O29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0]&lt;&gt;CONCATENATE(&quot;Grp&quot;;[.O30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1]&lt;&gt;CONCATENATE(&quot;Grp&quot;;[.O31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32]&lt;&gt;CONCATENATE(&quot;Grp&quot;;[.O32]);1;0)" office:value-type="float" office:value="0" calcext:value-type="float">
            <text:p>0</text:p>
          </table:table-cell>
          <table:table-cell table:style-name="ce33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33]&lt;&gt;CONCATENATE(&quot;Grp&quot;;[.O33]);1;0)" office:value-type="float" office:value="0" calcext:value-type="float">
            <text:p>0</text:p>
          </table:table-cell>
          <table:table-cell table:style-name="ce33"/>
          <table:table-cell table:number-columns-repeated="2"/>
          <table:table-cell table:style-name="ce31" table:content-validation-name="val1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5" table:content-validation-name="val1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34]&lt;&gt;CONCATENATE(&quot;Grp&quot;;[.O3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6" table:content-validation-name="val1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35]&lt;&gt;CONCATENATE(&quot;Grp&quot;;[.O3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36]&lt;&gt;CONCATENATE(&quot;Grp&quot;;[.O3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37]&lt;&gt;CONCATENATE(&quot;Grp&quot;;[.O3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38]&lt;&gt;CONCATENATE(&quot;Grp&quot;;[.O3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39]&lt;&gt;CONCATENATE(&quot;Grp&quot;;[.O3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0]&lt;&gt;CONCATENATE(&quot;Grp&quot;;[.O4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1]&lt;&gt;CONCATENATE(&quot;Grp&quot;;[.O4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42]&lt;&gt;CONCATENATE(&quot;Grp&quot;;[.O4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43]&lt;&gt;CONCATENATE(&quot;Grp&quot;;[.O4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44]&lt;&gt;CONCATENATE(&quot;Grp&quot;;[.O4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45]&lt;&gt;CONCATENATE(&quot;Grp&quot;;[.O4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46]&lt;&gt;CONCATENATE(&quot;Grp&quot;;[.O4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47]&lt;&gt;CONCATENATE(&quot;Grp&quot;;[.O4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48]&lt;&gt;CONCATENATE(&quot;Grp&quot;;[.O4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49]&lt;&gt;CONCATENATE(&quot;Grp&quot;;[.O4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0]&lt;&gt;CONCATENATE(&quot;Grp&quot;;[.O5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1]&lt;&gt;CONCATENATE(&quot;Grp&quot;;[.O5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52]&lt;&gt;CONCATENATE(&quot;Grp&quot;;[.O5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53]&lt;&gt;CONCATENATE(&quot;Grp&quot;;[.O5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54]&lt;&gt;CONCATENATE(&quot;Grp&quot;;[.O54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55]&lt;&gt;CONCATENATE(&quot;Grp&quot;;[.O55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33" table:formula="of:=IF([.P56]&lt;&gt;CONCATENATE(&quot;Grp&quot;;[.O56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33" table:formula="of:=IF([.P57]&lt;&gt;CONCATENATE(&quot;Grp&quot;;[.O57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26" table:content-validation-name="val1" office:value-type="string" calcext:value-type="string">
            <text:p>black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3" table:formula="of:=IF([.P58]&lt;&gt;CONCATENATE(&quot;Grp&quot;;[.O58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33" table:formula="of:=IF([.P59]&lt;&gt;CONCATENATE(&quot;Grp&quot;;[.O59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33" table:formula="of:=IF([.P60]&lt;&gt;CONCATENATE(&quot;Grp&quot;;[.O60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33" table:formula="of:=IF([.P61]&lt;&gt;CONCATENATE(&quot;Grp&quot;;[.O61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33" table:formula="of:=IF([.P62]&lt;&gt;CONCATENATE(&quot;Grp&quot;;[.O62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33" table:formula="of:=IF([.P63]&lt;&gt;CONCATENATE(&quot;Grp&quot;;[.O63]);1;0)" office:value-type="float" office:value="0" calcext:value-type="float">
            <text:p>0</text:p>
          </table:table-cell>
          <table:table-cell table:style-name="ce33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1" table:content-validation-name="val1"/>
          <table:table-cell table:number-columns-repeated="8"/>
          <table:table-cell table:style-name="ce30"/>
          <table:table-cell table:style-name="ce31" table:content-validation-name="val1"/>
          <table:table-cell table:number-columns-repeated="9"/>
          <table:table-cell table:style-name="ce31" table:content-validation-name="val1"/>
          <table:table-cell table:number-columns-repeated="20"/>
        </table:table-row>
        <table:table-row table:style-name="ro2">
          <table:table-cell table:number-columns-repeated="6"/>
          <table:table-cell table:style-name="ce31" table:content-validation-name="val1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1" table:content-validation-name="val1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1" table:content-validation-name="val1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L2:Groups.L33 Groups.Q2:Groups.Q65 Groups.V2:Groups.V33 Groups.AA2:Groups.AA65 Groups.AF2:Groups.AF33 Groups.C2:Groups.C25 Groups.G2:Groups.G65 Groups.AK2:Groups.AK17 Groups.AP2:Groups.AP17 Groups.AU2:Groups.AU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8" table:default-cell-style-name="ce40"/>
        <table:table-column table:style-name="co28" table:number-columns-repeated="2" table:default-cell-style-name="ce44"/>
        <table:table-column table:style-name="co28" table:number-columns-repeated="3" table:default-cell-style-name="Default"/>
        <table:table-row table:style-name="ro2">
          <table:table-cell table:style-name="ce38"/>
          <table:table-cell table:style-name="ce43" office:value-type="string" calcext:value-type="string">
            <text:p>Mono</text:p>
          </table:table-cell>
          <table:table-cell table:style-name="ce43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2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2"/>
        </table:table-row>
      </table:table>
      <table:table table:name="Misc" table:style-name="ta5">
        <office:forms form:automatic-focus="false" form:apply-design-mode="false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5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07T20:44:11.002753523</dc:date>
    <meta:editing-cycles>247</meta:editing-cycles>
    <meta:editing-duration>PT9H22M53S</meta:editing-duration>
    <meta:generator>LibreOffice/7.4.2.3$MacOSX_X86_64 LibreOffice_project/382eef1f22670f7f4118c8c2dd222ec7ad009daf</meta:generator>
    <meta:document-statistic meta:table-count="5" meta:cell-count="6868" meta:object-count="0"/>
    <meta:user-defined meta:name="AppVersion">15.0000</meta:user-defined>
  </office:meta>
</office:document-meta>
</file>